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177.25pt"/>
    </style:style>
    <style:style style:name="co4" style:family="table-column">
      <style:table-column-properties fo:break-before="auto" style:column-width="130.99pt"/>
    </style:style>
    <style:style style:name="co5" style:family="table-column">
      <style:table-column-properties fo:break-before="auto" style:column-width="174.9pt"/>
    </style:style>
    <style:style style:name="co6" style:family="table-column">
      <style:table-column-properties fo:break-before="auto" style:column-width="216.45pt"/>
    </style:style>
    <style:style style:name="co7" style:family="table-column">
      <style:table-column-properties fo:break-before="auto" style:column-width="128.64pt"/>
    </style:style>
    <style:style style:name="co8" style:family="table-column">
      <style:table-column-properties fo:break-before="auto" style:column-width="57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9999"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ffff66"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33ff99"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cc66ff"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gba-zero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1" table:number-columns-repeated="1015" table:default-cell-style-name="ce19"/>
        <table:table-row table:style-name="ro1">
          <table:table-cell table:style-name="ce1" office:value-type="string" calcext:value-type="string">
            <text:p>SEEED MPN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Device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Parts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rt Number</text:p>
          </table:table-cell>
          <table:table-cell table:style-name="ce20" office:value-type="string" calcext:value-type="string">
            <text:p>URL</text:p>
          </table:table-cell>
          <table:table-cell table:style-name="ce20" table:number-columns-repeated="1015"/>
        </table:table-row>
        <table:table-row table:style-name="ro1">
          <table:table-cell table:style-name="ce2" office:value-type="float" office:value="302010138" calcext:value-type="float">
            <text:p>302010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, C3, C7, C8, C12</text:p>
          </table:table-cell>
          <table:table-cell office:value-type="string" calcext:value-type="string">
            <text:p>Ceramic Capacitors</text:p>
          </table:table-cell>
          <table:table-cell table:style-name="ce25" office:value-type="string" calcext:value-type="string">
            <text:p>311-1088-1-ND </text:p>
          </table:table-cell>
          <table:table-cell table:style-name="ce26" office:value-type="string" calcext:value-type="string">
            <text:p>https://www.digikey.com/product-detail/en/yageo/CC0603KRX7R7BB104/311-1088-1-ND/302998</text:p>
          </table:table-cell>
          <table:table-cell table:number-columns-repeated="1015"/>
        </table:table-row>
        <table:table-row table:style-name="ro1">
          <table:table-cell table:style-name="ce3" office:value-type="float" office:value="302010183" calcext:value-type="float">
            <text:p>302010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CAP_CERAMIC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eramic Capacitors</text:p>
          </table:table-cell>
          <table:table-cell table:style-name="ce25" office:value-type="string" calcext:value-type="string">
            <text:p>490-4539-1-ND </text:p>
          </table:table-cell>
          <table:table-cell table:style-name="ce26" office:value-type="string" calcext:value-type="string">
            <text:p>http://www.digikey.com/product-detail/en/murata-electronics-north-america/GRM31CR60J107ME39L/490-4539-1-ND/1033313</text:p>
          </table:table-cell>
          <table:table-cell table:number-columns-repeated="1015"/>
        </table:table-row>
        <table:table-row table:style-name="ro1">
          <table:table-cell table:style-name="ce4" office:value-type="float" office:value="302010103" calcext:value-type="float">
            <text:p>302010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, C4, C6, C9, C10, C11, C14, C15</text:p>
          </table:table-cell>
          <table:table-cell office:value-type="string" calcext:value-type="string">
            <text:p>Ceramic Capacitors</text:p>
          </table:table-cell>
          <table:table-cell table:style-name="ce25" office:value-type="string" calcext:value-type="string">
            <text:p>490-3298-1-ND</text:p>
          </table:table-cell>
          <table:table-cell table:style-name="ce26" office:value-type="string" calcext:value-type="string">
            <text:p>http://www.digikey.com/product-detail/en/murata-electronics-north-america/GRM188R60G106ME47D/490-3298-1-ND/702839</text:p>
          </table:table-cell>
          <table:table-cell table:number-columns-repeated="1015"/>
        </table:table-row>
        <table:table-row table:style-name="ro1">
          <table:table-cell table:style-name="ce5" office:value-type="float" office:value="302020005" calcext:value-type="float">
            <text:p>30202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AP_TANTALUMC/6032_REFLOW</text:p>
          </table:table-cell>
          <table:table-cell office:value-type="string" calcext:value-type="string">
            <text:p>EIA6032-28/C-R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antalum Capacitors</text:p>
          </table:table-cell>
          <table:table-cell table:style-name="ce25" office:value-type="string" calcext:value-type="string">
            <text:p>478-8903-1-ND </text:p>
          </table:table-cell>
          <table:table-cell table:style-name="ce26" office:value-type="string" calcext:value-type="string">
            <text:p>http://www.digikey.com/product-detail/en/avx-corporation/TAJC476K006RNJ/478-8903-1-ND/4561769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float" office:value="304020012" calcext:value-type="float">
            <text:p>304020012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B0540WQ-7-F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1, D3, D4, D5</text:p>
          </table:table-cell>
          <table:table-cell office:value-type="string" calcext:value-type="string">
            <text:p>Diode</text:p>
          </table:table-cell>
          <table:table-cell table:style-name="ce25" office:value-type="string" calcext:value-type="string">
            <text:p>B0540WQ-7-FDICT-ND</text:p>
          </table:table-cell>
          <table:table-cell table:style-name="ce26" office:value-type="string" calcext:value-type="string">
            <text:p>http://www.digikey.com/product-detail/en/diodes-incorporated/B0540WQ-7-F/B0540WQ-7-FDICT-ND/6193618</text:p>
          </table:table-cell>
          <table:table-cell table:style-name="ce31" office:value-type="string" calcext:value-type="string">
            <text:p>B0540W</text:p>
          </table:table-cell>
          <table:table-cell table:number-columns-repeated="1014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ST-C19HE1WT</text:p>
          </table:table-cell>
          <table:table-cell office:value-type="string" calcext:value-type="string">
            <text:p>WL-SBCW-0606</text:p>
          </table:table-cell>
          <table:table-cell office:value-type="string" calcext:value-type="string">
            <text:p>D2</text:p>
          </table:table-cell>
          <table:table-cell/>
          <table:table-cell table:style-name="ce25" office:value-type="string" calcext:value-type="string">
            <text:p>160-2162-1-ND</text:p>
          </table:table-cell>
          <table:table-cell table:style-name="ce26" office:value-type="string" calcext:value-type="string">
            <text:p>https://www.digikey.com/product-detail/en/lite-on-inc/LTST-C19HE1WT/160-2162-1-ND/4866310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TCHCRFT_3.5JACK5-JACK-SMD</text:p>
          </table:table-cell>
          <table:table-cell office:value-type="string" calcext:value-type="string">
            <text:p>4-JACK-SM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witchcraft 3.5mm Stereo Audio Jack</text:p>
          </table:table-cell>
          <table:table-cell/>
          <table:table-cell table:style-name="ce26" office:value-type="string" calcext:value-type="string">
            <text:p>https://www.digikey.com/product-detail/en/switchcraft-inc/35RASMT4BHNTRX/SC1488-1-ND/2754493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50_PIN_CON</text:p>
          </table:table-cell>
          <table:table-cell office:value-type="string" calcext:value-type="string">
            <text:p>DISP_LCD_CTP28</text:p>
          </table:table-cell>
          <table:table-cell office:value-type="string" calcext:value-type="string">
            <text:p>FPC-50-CO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.83" 240x320 Pixel Capacitive Touch Display</text:p>
          </table:table-cell>
          <table:table-cell table:style-name="ce25" office:value-type="string" calcext:value-type="string">
            <text:p>WM6785CT-ND</text:p>
          </table:table-cell>
          <table:table-cell table:style-name="ce26" office:value-type="string" calcext:value-type="string">
            <text:p>https://www.digikey.com/product-detail/en/molex-llc/0541325062/WM6785CT-ND/3044199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TFT Display</text:p>
          </table:table-cell>
          <table:table-cell table:number-columns-repeated="2"/>
          <table:table-cell office:value-type="string" calcext:value-type="string">
            <text:p>P1 (2)</text:p>
          </table:table-cell>
          <table:table-cell office:value-type="string" calcext:value-type="string">
            <text:p>2.83" 240x320 Pixel Capacitive Touch Display</text:p>
          </table:table-cell>
          <table:table-cell office:value-type="float" office:value="1983" calcext:value-type="float">
            <text:p>1983</text:p>
          </table:table-cell>
          <table:table-cell table:style-name="ce27" office:value-type="string" calcext:value-type="string">
            <text:p>https://www.adafruit.com/products/1983</text:p>
          </table:table-cell>
          <table:table-cell table:number-columns-repeated="1015"/>
        </table:table-row>
        <table:table-row table:style-name="ro1">
          <table:table-cell table:style-name="ce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T_2PIN</text:p>
          </table:table-cell>
          <table:table-cell office:value-type="string" calcext:value-type="string">
            <text:p>JSTPH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ST 2-Pin Right-Angle Connector</text:p>
          </table:table-cell>
          <table:table-cell table:style-name="ce25" office:value-type="string" calcext:value-type="string">
            <text:p>455-1749-1-ND</text:p>
          </table:table-cell>
          <table:table-cell table:style-name="ce26" office:value-type="string" calcext:value-type="string">
            <text:p>https://www.digikey.com/product-detail/en/jst-sales-america-inc/S2B-PH-SM4-TB(LF)(SN)/455-1749-1-ND/926846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LINK_CONNECTOR</text:p>
          </table:table-cell>
          <table:table-cell office:value-type="string" calcext:value-type="string">
            <text:p>P3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WIDE</text:p>
          </table:table-cell>
          <table:table-cell office:value-type="string" calcext:value-type="string">
            <text:p>SOT23-WID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Mosfet</text:p>
          </table:table-cell>
          <table:table-cell table:style-name="ce25" office:value-type="string" calcext:value-type="string">
            <text:p>568-10308-1-ND</text:p>
          </table:table-cell>
          <table:table-cell table:style-name="ce26" office:value-type="string" calcext:value-type="string">
            <text:p>http://www.digikey.com/product-detail/en/nxp-usa-inc/BSS138P,215/568-10308-1-ND/4162471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9" office:value-type="float" office:value="301010292" calcext:value-type="float">
            <text:p>3010102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1, R3, R12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0.0GRCT-ND</text:p>
          </table:table-cell>
          <table:table-cell table:style-name="ce26" office:value-type="string" calcext:value-type="string">
            <text:p>https://www.digikey.com/product-detail/en/yageo/RC0603JR-070RL/311-0.0GRCT-ND/729622</text:p>
          </table:table-cell>
          <table:table-cell table:number-columns-repeated="1015"/>
        </table:table-row>
        <table:table-row table:style-name="ro1">
          <table:table-cell table:style-name="ce10" office:value-type="float" office:value="301010196" calcext:value-type="float">
            <text:p>30101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100KHRCT-ND</text:p>
          </table:table-cell>
          <table:table-cell table:style-name="ce26" office:value-type="string" calcext:value-type="string">
            <text:p>https://www.digikey.com/product-detail/en/yageo/RC0603FR-07100KL/311-100KHRCT-ND/729836</text:p>
          </table:table-cell>
          <table:table-cell table:number-columns-repeated="1015"/>
        </table:table-row>
        <table:table-row table:style-name="ro1">
          <table:table-cell table:style-name="ce11" office:value-type="float" office:value="301010300" calcext:value-type="float">
            <text:p>30101030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249HRCT-ND</text:p>
          </table:table-cell>
          <table:table-cell table:style-name="ce29" office:value-type="string" calcext:value-type="string">
            <text:p>https://www.digikey.com/product-detail/en/yageo/RC0603FR-07249RL/311-249HRCT-ND/730032</text:p>
          </table:table-cell>
          <table:table-cell table:number-columns-repeated="1015"/>
        </table:table-row>
        <table:table-row table:style-name="ro1">
          <table:table-cell table:style-name="ce12" office:value-type="float" office:value="301010163" calcext:value-type="float">
            <text:p>301010163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169HRCT-ND</text:p>
          </table:table-cell>
          <table:table-cell table:style-name="ce29" office:value-type="string" calcext:value-type="string">
            <text:p>https://www.digikey.com/product-detail/en/yageo/RC0603FR-07169RL/311-169HRCT-ND/729925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2" office:value-type="string" calcext:value-type="string">
            <text:p>RK10J12E0A0A</text:p>
          </table:table-cell>
          <table:table-cell office:value-type="string" calcext:value-type="string">
            <text:p>R17</text:p>
          </table:table-cell>
          <table:table-cell/>
          <table:table-cell table:style-name="ce25" office:value-type="string" calcext:value-type="string">
            <text:p>688-RK10J12E0A0A</text:p>
          </table:table-cell>
          <table:table-cell table:style-name="ce30" office:value-type="string" calcext:value-type="string">
            <text:p>https://www.mouser.com/Search/ProductDetail.aspx?qs=nR5Mw3RKkX43NuPtXzIvHQ%3d%3d</text:p>
          </table:table-cell>
          <table:table-cell table:number-columns-repeated="1015"/>
        </table:table-row>
        <table:table-row table:style-name="ro1">
          <table:table-cell table:style-name="ce13" office:value-type="float" office:value="301010289" calcext:value-type="float">
            <text:p>30101028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18, R19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22.0HRCT-ND</text:p>
          </table:table-cell>
          <table:table-cell table:style-name="ce29" office:value-type="string" calcext:value-type="string">
            <text:p>https://www.digikey.com/product-detail/en/yageo/RC0603FR-0722RL/311-22.0HRCT-ND/730002</text:p>
          </table:table-cell>
          <table:table-cell table:number-columns-repeated="1015"/>
        </table:table-row>
        <table:table-row table:style-name="ro1">
          <table:table-cell table:style-name="ce14" office:value-type="float" office:value="301010101" calcext:value-type="float">
            <text:p>30101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3.90KHRCT-ND</text:p>
          </table:table-cell>
          <table:table-cell table:style-name="ce29" office:value-type="string" calcext:value-type="string">
            <text:p>https://www.digikey.com/product-detail/en/yageo/RC0603FR-073K9L/311-3.90KHRCT-ND/730083</text:p>
          </table:table-cell>
          <table:table-cell table:number-columns-repeated="1015"/>
        </table:table-row>
        <table:table-row table:style-name="ro1">
          <table:table-cell table:style-name="ce15" office:value-type="float" office:value="301010090" calcext:value-type="float">
            <text:p>30101009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150HRCT-ND</text:p>
          </table:table-cell>
          <table:table-cell table:style-name="ce26" office:value-type="string" calcext:value-type="string">
            <text:p>https://www.digikey.com/product-detail/en/yageo/RC0603FR-07150RL/311-150HRCT-ND/729905</text:p>
          </table:table-cell>
          <table:table-cell table:number-columns-repeated="1015"/>
        </table:table-row>
        <table:table-row table:style-name="ro1">
          <table:table-cell table:style-name="ce16" office:value-type="float" office:value="301010090" calcext:value-type="float">
            <text:p>3010100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4, R5, R6, R7, R10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100HRCT-ND</text:p>
          </table:table-cell>
          <table:table-cell table:style-name="ce26" office:value-type="string" calcext:value-type="string">
            <text:p>https://www.digikey.com/product-detail/en/yageo/RC0603FR-07100RL/311-100HRCT-ND/729835</text:p>
          </table:table-cell>
          <table:table-cell table:number-columns-repeated="1015"/>
        </table:table-row>
        <table:table-row table:style-name="ro1">
          <table:table-cell table:style-name="ce17" office:value-type="float" office:value="301010299" calcext:value-type="float">
            <text:p>301010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8, R21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10.0KHRCT-ND</text:p>
          </table:table-cell>
          <table:table-cell table:style-name="ce29" office:value-type="string" calcext:value-type="string">
            <text:p>https://www.digikey.com/product-detail/en/yageo/RC0603FR-0710KL/311-10.0KHRCT-ND/729827</text:p>
          </table:table-cell>
          <table:table-cell table:number-columns-repeated="1015"/>
        </table:table-row>
        <table:table-row table:style-name="ro1">
          <table:table-cell table:style-name="ce18" office:value-type="float" office:value="301010163" calcext:value-type="float">
            <text:p>301010163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220HRCT-ND</text:p>
          </table:table-cell>
          <table:table-cell table:style-name="ce26" office:value-type="string" calcext:value-type="string">
            <text:p>https://www.digikey.com/product-detail/en/yageo/RC0603FR-07220RL/311-220HRCT-ND/730008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-PAD</text:p>
          </table:table-cell>
          <table:table-cell office:value-type="string" calcext:value-type="string">
            <text:p>S1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HOULDER_BUTTON</text:p>
          </table:table-cell>
          <table:table-cell office:value-type="string" calcext:value-type="string">
            <text:p>S2, S3</text:p>
          </table:table-cell>
          <table:table-cell/>
          <table:table-cell table:style-name="ce25" office:value-type="string" calcext:value-type="string">
            <text:p>EG2507-ND</text:p>
          </table:table-cell>
          <table:table-cell table:style-name="ce26" office:value-type="string" calcext:value-type="string">
            <text:p>https://www.digikey.com/product-detail/en/e-switch/tl1105vf100q/eg2507-nd/378973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TART_SELECT_BUTTON</text:p>
          </table:table-cell>
          <table:table-cell office:value-type="string" calcext:value-type="string">
            <text:p>S4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B_BUTTON</text:p>
          </table:table-cell>
          <table:table-cell office:value-type="string" calcext:value-type="string">
            <text:p>S5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_SWITCH</text:p>
          </table:table-cell>
          <table:table-cell office:value-type="string" calcext:value-type="string">
            <text:p>PWR-SWITCH</text:p>
          </table:table-cell>
          <table:table-cell office:value-type="string" calcext:value-type="string">
            <text:p>S6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PEAKER</text:p>
          </table:table-cell>
          <table:table-cell office:value-type="string" calcext:value-type="string">
            <text:p>SP1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APX803</text:p>
          </table:table-cell>
          <table:table-cell office:value-type="string" calcext:value-type="string">
            <text:p>AXP083-SAG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U1</text:p>
          </table:table-cell>
          <table:table-cell/>
          <table:table-cell table:style-name="ce25" office:value-type="string" calcext:value-type="string">
            <text:p>APX803-31SAG-7DICT-ND</text:p>
          </table:table-cell>
          <table:table-cell table:style-name="ce26" office:value-type="string" calcext:value-type="string">
            <text:p>https://www.digikey.com/product-detail/en/diodes-incorporated/APX803-31SAG-7/APX803-31SAG-7DICT-ND/2285950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6</text:p>
          </table:table-cell>
          <table:table-cell office:value-type="string" calcext:value-type="string">
            <text:p>SC-70-6</text:p>
          </table:table-cell>
          <table:table-cell office:value-type="string" calcext:value-type="string">
            <text:p>U2</text:p>
          </table:table-cell>
          <table:table-cell/>
          <table:table-cell table:style-name="ce25" office:value-type="string" calcext:value-type="string">
            <text:p>NC7WZ16P6XCT-ND</text:p>
          </table:table-cell>
          <table:table-cell table:style-name="ce26" office:value-type="string" calcext:value-type="string">
            <text:p>https://www.digikey.com/product-detail/en/fairchild-semiconductor/NC7WZ16P6X/NC7WZ16P6XCT-ND/673403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VC2G02</text:p>
          </table:table-cell>
          <table:table-cell office:value-type="string" calcext:value-type="string">
            <text:p>TSSOP-8</text:p>
          </table:table-cell>
          <table:table-cell office:value-type="string" calcext:value-type="string">
            <text:p>U3</text:p>
          </table:table-cell>
          <table:table-cell/>
          <table:table-cell table:style-name="ce25" office:value-type="string" calcext:value-type="string">
            <text:p>568-7673-1-ND</text:p>
          </table:table-cell>
          <table:table-cell table:style-name="ce29" office:value-type="string" calcext:value-type="string">
            <text:p>https://www.digikey.com/product-detail/en/nxp-usa-inc/74LVC2G02DP,125/568-7673-1-ND/2753817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VC3G04</text:p>
          </table:table-cell>
          <table:table-cell office:value-type="string" calcext:value-type="string">
            <text:p>TSSOP-8</text:p>
          </table:table-cell>
          <table:table-cell office:value-type="string" calcext:value-type="string">
            <text:p>U4</text:p>
          </table:table-cell>
          <table:table-cell/>
          <table:table-cell table:style-name="ce25" office:value-type="string" calcext:value-type="string">
            <text:p>568-8985-1-ND</text:p>
          </table:table-cell>
          <table:table-cell table:style-name="ce29" office:value-type="string" calcext:value-type="string">
            <text:p>https://www.digikey.com/product-detail/en/nxp-usa-inc/74LVC3G04DP,125/568-8985-1-ND/2813903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4875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4875</text:p>
          </table:table-cell>
          <table:table-cell table:style-name="ce25" office:value-type="string" calcext:value-type="string">
            <text:p>296-35282-1-ND</text:p>
          </table:table-cell>
          <table:table-cell table:style-name="ce29" office:value-type="string" calcext:value-type="string">
            <text:p>https://www.digikey.com/product-detail/en/texas-instruments/LM4875MX-NOPB/296-35282-1-ND/3738990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I-ZEROSMD</text:p>
          </table:table-cell>
          <table:table-cell office:value-type="string" calcext:value-type="string">
            <text:p>RPI-SMD</text:p>
          </table:table-cell>
          <table:table-cell office:value-type="string" calcext:value-type="string">
            <text:p>U6</text:p>
          </table:table-cell>
          <table:table-cell/>
          <table:table-cell table:style-name="ce25" office:value-type="string" calcext:value-type="string">
            <text:p>609-3124-ND</text:p>
          </table:table-cell>
          <table:table-cell table:style-name="ce29" office:value-type="string" calcext:value-type="string">
            <text:p>https://www.digikey.com/product-detail/en/amphenol-fci/95157-440LF/609-3124-ND/1824561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I-ZEROSMD</text:p>
          </table:table-cell>
          <table:table-cell office:value-type="string" calcext:value-type="string">
            <text:p>RPI-SMD</text:p>
          </table:table-cell>
          <table:table-cell table:style-name="ce24" office:value-type="string" calcext:value-type="string">
            <text:p>U6 (2)</text:p>
          </table:table-cell>
          <table:table-cell table:style-name="ce24"/>
          <table:table-cell office:value-type="float" office:value="2885" calcext:value-type="float">
            <text:p>2885</text:p>
          </table:table-cell>
          <table:table-cell table:style-name="ce27" office:value-type="string" calcext:value-type="string">
            <text:p>https://www.adafruit.com/products/2885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OWERBOOST-1000C</text:p>
          </table:table-cell>
          <table:table-cell office:value-type="string" calcext:value-type="string">
            <text:p>U7</text:p>
          </table:table-cell>
          <table:table-cell/>
          <table:table-cell office:value-type="float" office:value="2465" calcext:value-type="float">
            <text:p>2465</text:p>
          </table:table-cell>
          <table:table-cell table:style-name="ce27" office:value-type="string" calcext:value-type="string">
            <text:p>https://www.adafruit.com/products/2465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000mAh Battery</text:p>
          </table:table-cell>
          <table:table-cell office:value-type="string" calcext:value-type="string">
            <text:p>U7 (2)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27" office:value-type="string" calcext:value-type="string">
            <text:p>https://www.adafruit.com/products/2011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GBA for Parts, Salvaging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<text:a xlink:href="http://www.ebay.com/" xlink:type="simple">www.ebay.com</text:a>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21" office:value-type="float" office:value="1" calcext:value-type="float">
            <text:p>1</text:p>
          </table:table-cell>
          <table:table-cell table:style-name="Default" office:value-type="string" calcext:value-type="string">
            <text:p>GBA Plastic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://www.amazon.com/" xlink:type="simple">www.amazon.com</text:a>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ink Cable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<text:a xlink:href="http://www.amazon.com/" xlink:type="simple">www.amazon.com</text:a>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Default" office:value-type="string" calcext:value-type="string">
            <text:p>MicroSD card (&gt;=16GB)</text:p>
          </table:table-cell>
          <table:table-cell table:style-name="Default" table:number-columns-repeated="5"/>
          <table:table-cell office:value-type="string" calcext:value-type="string">
            <text:p><text:a xlink:href="http://www.amazon.com/" xlink:type="simple">www.amazon.com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PCB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<text:a xlink:href="http://www.seeedstudio.com/" xlink:type="simple">www.seeedstudio.com</text:a></text:p>
          </table:table-cell>
          <table:table-cell table:number-columns-repeated="1015"/>
        </table:table-row>
        <table:table-row table:style-name="ro1" table:number-rows-repeated="4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ba-zero'.A2:'gba-zero'.A2">
            <calcext:condition calcext:apply-style-name="ConditionalStyle_46" calcext:value="duplicate" calcext:base-cell-address="'gba-zero'.A2"/>
          </calcext:conditional-format>
          <calcext:conditional-format calcext:target-range-address="'gba-zero'.A2:'gba-zero'.A2">
            <calcext:condition calcext:apply-style-name="ConditionalStyle_45" calcext:value="duplicate" calcext:base-cell-address="'gba-zero'.A2"/>
          </calcext:conditional-format>
          <calcext:conditional-format calcext:target-range-address="'gba-zero'.A2:'gba-zero'.A2">
            <calcext:condition calcext:apply-style-name="ConditionalStyle_44" calcext:value="duplicate" calcext:base-cell-address="'gba-zero'.A2"/>
            <calcext:condition calcext:apply-style-name="ConditionalStyle_43" calcext:value="duplicate" calcext:base-cell-address="'gba-zero'.A2"/>
          </calcext:conditional-format>
          <calcext:conditional-format calcext:target-range-address="'gba-zero'.A2:'gba-zero'.A2">
            <calcext:condition calcext:apply-style-name="ConditionalStyle_42" calcext:value="duplicate" calcext:base-cell-address="'gba-zero'.A2"/>
            <calcext:condition calcext:apply-style-name="ConditionalStyle_41" calcext:value="duplicate" calcext:base-cell-address="'gba-zero'.A2"/>
          </calcext:conditional-format>
          <calcext:conditional-format calcext:target-range-address="'gba-zero'.A2:'gba-zero'.A2">
            <calcext:condition calcext:apply-style-name="ConditionalStyle_40" calcext:value="duplicate" calcext:base-cell-address="'gba-zero'.A2"/>
            <calcext:condition calcext:apply-style-name="ConditionalStyle_39" calcext:value="duplicate" calcext:base-cell-address="'gba-zero'.A2"/>
            <calcext:condition calcext:apply-style-name="ConditionalStyle_38" calcext:value="duplicate" calcext:base-cell-address="'gba-zero'.A2"/>
          </calcext:conditional-format>
          <calcext:conditional-format calcext:target-range-address="'gba-zero'.A2:'gba-zero'.A2">
            <calcext:condition calcext:apply-style-name="ConditionalStyle_37" calcext:value="duplicate" calcext:base-cell-address="'gba-zero'.A2"/>
          </calcext:conditional-format>
          <calcext:conditional-format calcext:target-range-address="'gba-zero'.A4:'gba-zero'.A4">
            <calcext:condition calcext:apply-style-name="ConditionalStyle_46" calcext:value="duplicate" calcext:base-cell-address="'gba-zero'.A4"/>
          </calcext:conditional-format>
          <calcext:conditional-format calcext:target-range-address="'gba-zero'.A4:'gba-zero'.A4">
            <calcext:condition calcext:apply-style-name="ConditionalStyle_45" calcext:value="duplicate" calcext:base-cell-address="'gba-zero'.A4"/>
          </calcext:conditional-format>
          <calcext:conditional-format calcext:target-range-address="'gba-zero'.A4:'gba-zero'.A4">
            <calcext:condition calcext:apply-style-name="ConditionalStyle_44" calcext:value="duplicate" calcext:base-cell-address="'gba-zero'.A4"/>
            <calcext:condition calcext:apply-style-name="ConditionalStyle_43" calcext:value="duplicate" calcext:base-cell-address="'gba-zero'.A4"/>
          </calcext:conditional-format>
          <calcext:conditional-format calcext:target-range-address="'gba-zero'.A4:'gba-zero'.A4">
            <calcext:condition calcext:apply-style-name="ConditionalStyle_42" calcext:value="duplicate" calcext:base-cell-address="'gba-zero'.A4"/>
            <calcext:condition calcext:apply-style-name="ConditionalStyle_41" calcext:value="duplicate" calcext:base-cell-address="'gba-zero'.A4"/>
          </calcext:conditional-format>
          <calcext:conditional-format calcext:target-range-address="'gba-zero'.A4:'gba-zero'.A4">
            <calcext:condition calcext:apply-style-name="ConditionalStyle_40" calcext:value="duplicate" calcext:base-cell-address="'gba-zero'.A4"/>
            <calcext:condition calcext:apply-style-name="ConditionalStyle_39" calcext:value="duplicate" calcext:base-cell-address="'gba-zero'.A4"/>
            <calcext:condition calcext:apply-style-name="ConditionalStyle_38" calcext:value="duplicate" calcext:base-cell-address="'gba-zero'.A4"/>
          </calcext:conditional-format>
          <calcext:conditional-format calcext:target-range-address="'gba-zero'.A4:'gba-zero'.A4">
            <calcext:condition calcext:apply-style-name="ConditionalStyle_37" calcext:value="duplicate" calcext:base-cell-address="'gba-zero'.A4"/>
          </calcext:conditional-format>
          <calcext:conditional-format calcext:target-range-address="'gba-zero'.A3:'gba-zero'.A3">
            <calcext:condition calcext:apply-style-name="ConditionalStyle_46" calcext:value="duplicate" calcext:base-cell-address="'gba-zero'.A3"/>
          </calcext:conditional-format>
          <calcext:conditional-format calcext:target-range-address="'gba-zero'.A3:'gba-zero'.A3">
            <calcext:condition calcext:apply-style-name="ConditionalStyle_45" calcext:value="duplicate" calcext:base-cell-address="'gba-zero'.A3"/>
          </calcext:conditional-format>
          <calcext:conditional-format calcext:target-range-address="'gba-zero'.A3:'gba-zero'.A3">
            <calcext:condition calcext:apply-style-name="ConditionalStyle_44" calcext:value="duplicate" calcext:base-cell-address="'gba-zero'.A3"/>
            <calcext:condition calcext:apply-style-name="ConditionalStyle_43" calcext:value="duplicate" calcext:base-cell-address="'gba-zero'.A3"/>
          </calcext:conditional-format>
          <calcext:conditional-format calcext:target-range-address="'gba-zero'.A3:'gba-zero'.A3">
            <calcext:condition calcext:apply-style-name="ConditionalStyle_42" calcext:value="duplicate" calcext:base-cell-address="'gba-zero'.A3"/>
            <calcext:condition calcext:apply-style-name="ConditionalStyle_41" calcext:value="duplicate" calcext:base-cell-address="'gba-zero'.A3"/>
          </calcext:conditional-format>
          <calcext:conditional-format calcext:target-range-address="'gba-zero'.A3:'gba-zero'.A3">
            <calcext:condition calcext:apply-style-name="ConditionalStyle_40" calcext:value="duplicate" calcext:base-cell-address="'gba-zero'.A3"/>
            <calcext:condition calcext:apply-style-name="ConditionalStyle_39" calcext:value="duplicate" calcext:base-cell-address="'gba-zero'.A3"/>
            <calcext:condition calcext:apply-style-name="ConditionalStyle_38" calcext:value="duplicate" calcext:base-cell-address="'gba-zero'.A3"/>
          </calcext:conditional-format>
          <calcext:conditional-format calcext:target-range-address="'gba-zero'.A3:'gba-zero'.A3">
            <calcext:condition calcext:apply-style-name="ConditionalStyle_37" calcext:value="duplicate" calcext:base-cell-address="'gba-zero'.A3"/>
          </calcext:conditional-format>
          <calcext:conditional-format calcext:target-range-address="'gba-zero'.A5:'gba-zero'.A5">
            <calcext:condition calcext:apply-style-name="ConditionalStyle_46" calcext:value="duplicate" calcext:base-cell-address="'gba-zero'.A5"/>
          </calcext:conditional-format>
          <calcext:conditional-format calcext:target-range-address="'gba-zero'.A5:'gba-zero'.A5">
            <calcext:condition calcext:apply-style-name="ConditionalStyle_45" calcext:value="duplicate" calcext:base-cell-address="'gba-zero'.A5"/>
          </calcext:conditional-format>
          <calcext:conditional-format calcext:target-range-address="'gba-zero'.A5:'gba-zero'.A5">
            <calcext:condition calcext:apply-style-name="ConditionalStyle_44" calcext:value="duplicate" calcext:base-cell-address="'gba-zero'.A5"/>
            <calcext:condition calcext:apply-style-name="ConditionalStyle_43" calcext:value="duplicate" calcext:base-cell-address="'gba-zero'.A5"/>
          </calcext:conditional-format>
          <calcext:conditional-format calcext:target-range-address="'gba-zero'.A5:'gba-zero'.A5">
            <calcext:condition calcext:apply-style-name="ConditionalStyle_42" calcext:value="duplicate" calcext:base-cell-address="'gba-zero'.A5"/>
            <calcext:condition calcext:apply-style-name="ConditionalStyle_41" calcext:value="duplicate" calcext:base-cell-address="'gba-zero'.A5"/>
          </calcext:conditional-format>
          <calcext:conditional-format calcext:target-range-address="'gba-zero'.A5:'gba-zero'.A5">
            <calcext:condition calcext:apply-style-name="ConditionalStyle_40" calcext:value="duplicate" calcext:base-cell-address="'gba-zero'.A5"/>
            <calcext:condition calcext:apply-style-name="ConditionalStyle_39" calcext:value="duplicate" calcext:base-cell-address="'gba-zero'.A5"/>
            <calcext:condition calcext:apply-style-name="ConditionalStyle_38" calcext:value="duplicate" calcext:base-cell-address="'gba-zero'.A5"/>
          </calcext:conditional-format>
          <calcext:conditional-format calcext:target-range-address="'gba-zero'.A5:'gba-zero'.A5">
            <calcext:condition calcext:apply-style-name="ConditionalStyle_37" calcext:value="duplicate" calcext:base-cell-address="'gba-zero'.A5"/>
          </calcext:conditional-format>
          <calcext:conditional-format calcext:target-range-address="'gba-zero'.A7:'gba-zero'.A7">
            <calcext:condition calcext:apply-style-name="ConditionalStyle_46" calcext:value="duplicate" calcext:base-cell-address="'gba-zero'.A7"/>
          </calcext:conditional-format>
          <calcext:conditional-format calcext:target-range-address="'gba-zero'.A7:'gba-zero'.A7">
            <calcext:condition calcext:apply-style-name="ConditionalStyle_45" calcext:value="duplicate" calcext:base-cell-address="'gba-zero'.A7"/>
          </calcext:conditional-format>
          <calcext:conditional-format calcext:target-range-address="'gba-zero'.A7:'gba-zero'.A7">
            <calcext:condition calcext:apply-style-name="ConditionalStyle_44" calcext:value="duplicate" calcext:base-cell-address="'gba-zero'.A7"/>
            <calcext:condition calcext:apply-style-name="ConditionalStyle_43" calcext:value="duplicate" calcext:base-cell-address="'gba-zero'.A7"/>
          </calcext:conditional-format>
          <calcext:conditional-format calcext:target-range-address="'gba-zero'.A7:'gba-zero'.A7">
            <calcext:condition calcext:apply-style-name="ConditionalStyle_42" calcext:value="duplicate" calcext:base-cell-address="'gba-zero'.A7"/>
            <calcext:condition calcext:apply-style-name="ConditionalStyle_41" calcext:value="duplicate" calcext:base-cell-address="'gba-zero'.A7"/>
          </calcext:conditional-format>
          <calcext:conditional-format calcext:target-range-address="'gba-zero'.A7:'gba-zero'.A7">
            <calcext:condition calcext:apply-style-name="ConditionalStyle_40" calcext:value="duplicate" calcext:base-cell-address="'gba-zero'.A7"/>
            <calcext:condition calcext:apply-style-name="ConditionalStyle_39" calcext:value="duplicate" calcext:base-cell-address="'gba-zero'.A7"/>
            <calcext:condition calcext:apply-style-name="ConditionalStyle_38" calcext:value="duplicate" calcext:base-cell-address="'gba-zero'.A7"/>
          </calcext:conditional-format>
          <calcext:conditional-format calcext:target-range-address="'gba-zero'.A7:'gba-zero'.A7">
            <calcext:condition calcext:apply-style-name="ConditionalStyle_37" calcext:value="duplicate" calcext:base-cell-address="'gba-zero'.A7"/>
          </calcext:conditional-format>
          <calcext:conditional-format calcext:target-range-address="'gba-zero'.A14:'gba-zero'.A14">
            <calcext:condition calcext:apply-style-name="ConditionalStyle_46" calcext:value="duplicate" calcext:base-cell-address="'gba-zero'.A14"/>
          </calcext:conditional-format>
          <calcext:conditional-format calcext:target-range-address="'gba-zero'.A14:'gba-zero'.A14">
            <calcext:condition calcext:apply-style-name="ConditionalStyle_45" calcext:value="duplicate" calcext:base-cell-address="'gba-zero'.A14"/>
          </calcext:conditional-format>
          <calcext:conditional-format calcext:target-range-address="'gba-zero'.A14:'gba-zero'.A14">
            <calcext:condition calcext:apply-style-name="ConditionalStyle_44" calcext:value="duplicate" calcext:base-cell-address="'gba-zero'.A14"/>
            <calcext:condition calcext:apply-style-name="ConditionalStyle_43" calcext:value="duplicate" calcext:base-cell-address="'gba-zero'.A14"/>
          </calcext:conditional-format>
          <calcext:conditional-format calcext:target-range-address="'gba-zero'.A14:'gba-zero'.A14">
            <calcext:condition calcext:apply-style-name="ConditionalStyle_42" calcext:value="duplicate" calcext:base-cell-address="'gba-zero'.A14"/>
            <calcext:condition calcext:apply-style-name="ConditionalStyle_41" calcext:value="duplicate" calcext:base-cell-address="'gba-zero'.A14"/>
          </calcext:conditional-format>
          <calcext:conditional-format calcext:target-range-address="'gba-zero'.A14:'gba-zero'.A14">
            <calcext:condition calcext:apply-style-name="ConditionalStyle_40" calcext:value="duplicate" calcext:base-cell-address="'gba-zero'.A14"/>
            <calcext:condition calcext:apply-style-name="ConditionalStyle_39" calcext:value="duplicate" calcext:base-cell-address="'gba-zero'.A14"/>
            <calcext:condition calcext:apply-style-name="ConditionalStyle_38" calcext:value="duplicate" calcext:base-cell-address="'gba-zero'.A14"/>
          </calcext:conditional-format>
          <calcext:conditional-format calcext:target-range-address="'gba-zero'.A14:'gba-zero'.A14">
            <calcext:condition calcext:apply-style-name="ConditionalStyle_37" calcext:value="duplicate" calcext:base-cell-address="'gba-zero'.A14"/>
          </calcext:conditional-format>
          <calcext:conditional-format calcext:target-range-address="'gba-zero'.A19:'gba-zero'.A19">
            <calcext:condition calcext:apply-style-name="ConditionalStyle_46" calcext:value="duplicate" calcext:base-cell-address="'gba-zero'.A19"/>
          </calcext:conditional-format>
          <calcext:conditional-format calcext:target-range-address="'gba-zero'.A19:'gba-zero'.A19">
            <calcext:condition calcext:apply-style-name="ConditionalStyle_45" calcext:value="duplicate" calcext:base-cell-address="'gba-zero'.A19"/>
          </calcext:conditional-format>
          <calcext:conditional-format calcext:target-range-address="'gba-zero'.A19:'gba-zero'.A19">
            <calcext:condition calcext:apply-style-name="ConditionalStyle_44" calcext:value="duplicate" calcext:base-cell-address="'gba-zero'.A19"/>
            <calcext:condition calcext:apply-style-name="ConditionalStyle_43" calcext:value="duplicate" calcext:base-cell-address="'gba-zero'.A19"/>
          </calcext:conditional-format>
          <calcext:conditional-format calcext:target-range-address="'gba-zero'.A19:'gba-zero'.A19">
            <calcext:condition calcext:apply-style-name="ConditionalStyle_42" calcext:value="duplicate" calcext:base-cell-address="'gba-zero'.A19"/>
            <calcext:condition calcext:apply-style-name="ConditionalStyle_41" calcext:value="duplicate" calcext:base-cell-address="'gba-zero'.A19"/>
          </calcext:conditional-format>
          <calcext:conditional-format calcext:target-range-address="'gba-zero'.A19:'gba-zero'.A19">
            <calcext:condition calcext:apply-style-name="ConditionalStyle_40" calcext:value="duplicate" calcext:base-cell-address="'gba-zero'.A19"/>
            <calcext:condition calcext:apply-style-name="ConditionalStyle_39" calcext:value="duplicate" calcext:base-cell-address="'gba-zero'.A19"/>
            <calcext:condition calcext:apply-style-name="ConditionalStyle_38" calcext:value="duplicate" calcext:base-cell-address="'gba-zero'.A19"/>
          </calcext:conditional-format>
          <calcext:conditional-format calcext:target-range-address="'gba-zero'.A19:'gba-zero'.A19">
            <calcext:condition calcext:apply-style-name="ConditionalStyle_37" calcext:value="duplicate" calcext:base-cell-address="'gba-zero'.A19"/>
          </calcext:conditional-format>
          <calcext:conditional-format calcext:target-range-address="'gba-zero'.A27:'gba-zero'.A27">
            <calcext:condition calcext:apply-style-name="ConditionalStyle_46" calcext:value="duplicate" calcext:base-cell-address="'gba-zero'.A27"/>
          </calcext:conditional-format>
          <calcext:conditional-format calcext:target-range-address="'gba-zero'.A27:'gba-zero'.A27">
            <calcext:condition calcext:apply-style-name="ConditionalStyle_45" calcext:value="duplicate" calcext:base-cell-address="'gba-zero'.A27"/>
          </calcext:conditional-format>
          <calcext:conditional-format calcext:target-range-address="'gba-zero'.A27:'gba-zero'.A27">
            <calcext:condition calcext:apply-style-name="ConditionalStyle_44" calcext:value="duplicate" calcext:base-cell-address="'gba-zero'.A27"/>
            <calcext:condition calcext:apply-style-name="ConditionalStyle_43" calcext:value="duplicate" calcext:base-cell-address="'gba-zero'.A27"/>
          </calcext:conditional-format>
          <calcext:conditional-format calcext:target-range-address="'gba-zero'.A27:'gba-zero'.A27">
            <calcext:condition calcext:apply-style-name="ConditionalStyle_42" calcext:value="duplicate" calcext:base-cell-address="'gba-zero'.A27"/>
            <calcext:condition calcext:apply-style-name="ConditionalStyle_41" calcext:value="duplicate" calcext:base-cell-address="'gba-zero'.A27"/>
          </calcext:conditional-format>
          <calcext:conditional-format calcext:target-range-address="'gba-zero'.A27:'gba-zero'.A27">
            <calcext:condition calcext:apply-style-name="ConditionalStyle_40" calcext:value="duplicate" calcext:base-cell-address="'gba-zero'.A27"/>
            <calcext:condition calcext:apply-style-name="ConditionalStyle_39" calcext:value="duplicate" calcext:base-cell-address="'gba-zero'.A27"/>
            <calcext:condition calcext:apply-style-name="ConditionalStyle_38" calcext:value="duplicate" calcext:base-cell-address="'gba-zero'.A27"/>
          </calcext:conditional-format>
          <calcext:conditional-format calcext:target-range-address="'gba-zero'.A27:'gba-zero'.A27">
            <calcext:condition calcext:apply-style-name="ConditionalStyle_37" calcext:value="duplicate" calcext:base-cell-address="'gba-zero'.A27"/>
          </calcext:conditional-format>
          <calcext:conditional-format calcext:target-range-address="'gba-zero'.A29:'gba-zero'.A29">
            <calcext:condition calcext:apply-style-name="ConditionalStyle_46" calcext:value="duplicate" calcext:base-cell-address="'gba-zero'.A29"/>
          </calcext:conditional-format>
          <calcext:conditional-format calcext:target-range-address="'gba-zero'.A29:'gba-zero'.A29">
            <calcext:condition calcext:apply-style-name="ConditionalStyle_45" calcext:value="duplicate" calcext:base-cell-address="'gba-zero'.A29"/>
          </calcext:conditional-format>
          <calcext:conditional-format calcext:target-range-address="'gba-zero'.A29:'gba-zero'.A29">
            <calcext:condition calcext:apply-style-name="ConditionalStyle_44" calcext:value="duplicate" calcext:base-cell-address="'gba-zero'.A29"/>
            <calcext:condition calcext:apply-style-name="ConditionalStyle_43" calcext:value="duplicate" calcext:base-cell-address="'gba-zero'.A29"/>
          </calcext:conditional-format>
          <calcext:conditional-format calcext:target-range-address="'gba-zero'.A29:'gba-zero'.A29">
            <calcext:condition calcext:apply-style-name="ConditionalStyle_42" calcext:value="duplicate" calcext:base-cell-address="'gba-zero'.A29"/>
            <calcext:condition calcext:apply-style-name="ConditionalStyle_41" calcext:value="duplicate" calcext:base-cell-address="'gba-zero'.A29"/>
          </calcext:conditional-format>
          <calcext:conditional-format calcext:target-range-address="'gba-zero'.A29:'gba-zero'.A29">
            <calcext:condition calcext:apply-style-name="ConditionalStyle_40" calcext:value="duplicate" calcext:base-cell-address="'gba-zero'.A29"/>
            <calcext:condition calcext:apply-style-name="ConditionalStyle_39" calcext:value="duplicate" calcext:base-cell-address="'gba-zero'.A29"/>
            <calcext:condition calcext:apply-style-name="ConditionalStyle_38" calcext:value="duplicate" calcext:base-cell-address="'gba-zero'.A29"/>
          </calcext:conditional-format>
          <calcext:conditional-format calcext:target-range-address="'gba-zero'.A29:'gba-zero'.A29">
            <calcext:condition calcext:apply-style-name="ConditionalStyle_37" calcext:value="duplicate" calcext:base-cell-address="'gba-zero'.A29"/>
          </calcext:conditional-format>
          <calcext:conditional-format calcext:target-range-address="'gba-zero'.A24:'gba-zero'.A24">
            <calcext:condition calcext:apply-style-name="ConditionalStyle_46" calcext:value="duplicate" calcext:base-cell-address="'gba-zero'.A24"/>
          </calcext:conditional-format>
          <calcext:conditional-format calcext:target-range-address="'gba-zero'.A24:'gba-zero'.A24">
            <calcext:condition calcext:apply-style-name="ConditionalStyle_45" calcext:value="duplicate" calcext:base-cell-address="'gba-zero'.A24"/>
          </calcext:conditional-format>
          <calcext:conditional-format calcext:target-range-address="'gba-zero'.A24:'gba-zero'.A24">
            <calcext:condition calcext:apply-style-name="ConditionalStyle_44" calcext:value="duplicate" calcext:base-cell-address="'gba-zero'.A24"/>
            <calcext:condition calcext:apply-style-name="ConditionalStyle_43" calcext:value="duplicate" calcext:base-cell-address="'gba-zero'.A24"/>
          </calcext:conditional-format>
          <calcext:conditional-format calcext:target-range-address="'gba-zero'.A24:'gba-zero'.A24">
            <calcext:condition calcext:apply-style-name="ConditionalStyle_42" calcext:value="duplicate" calcext:base-cell-address="'gba-zero'.A24"/>
            <calcext:condition calcext:apply-style-name="ConditionalStyle_41" calcext:value="duplicate" calcext:base-cell-address="'gba-zero'.A24"/>
          </calcext:conditional-format>
          <calcext:conditional-format calcext:target-range-address="'gba-zero'.A24:'gba-zero'.A24">
            <calcext:condition calcext:apply-style-name="ConditionalStyle_40" calcext:value="duplicate" calcext:base-cell-address="'gba-zero'.A24"/>
            <calcext:condition calcext:apply-style-name="ConditionalStyle_39" calcext:value="duplicate" calcext:base-cell-address="'gba-zero'.A24"/>
            <calcext:condition calcext:apply-style-name="ConditionalStyle_38" calcext:value="duplicate" calcext:base-cell-address="'gba-zero'.A24"/>
          </calcext:conditional-format>
          <calcext:conditional-format calcext:target-range-address="'gba-zero'.A24:'gba-zero'.A24">
            <calcext:condition calcext:apply-style-name="ConditionalStyle_37" calcext:value="duplicate" calcext:base-cell-address="'gba-zero'.A24"/>
          </calcext:conditional-format>
          <calcext:conditional-format calcext:target-range-address="'gba-zero'.A20:'gba-zero'.A20">
            <calcext:condition calcext:apply-style-name="ConditionalStyle_46" calcext:value="duplicate" calcext:base-cell-address="'gba-zero'.A20"/>
          </calcext:conditional-format>
          <calcext:conditional-format calcext:target-range-address="'gba-zero'.A20:'gba-zero'.A20">
            <calcext:condition calcext:apply-style-name="ConditionalStyle_45" calcext:value="duplicate" calcext:base-cell-address="'gba-zero'.A20"/>
          </calcext:conditional-format>
          <calcext:conditional-format calcext:target-range-address="'gba-zero'.A20:'gba-zero'.A20">
            <calcext:condition calcext:apply-style-name="ConditionalStyle_44" calcext:value="duplicate" calcext:base-cell-address="'gba-zero'.A20"/>
            <calcext:condition calcext:apply-style-name="ConditionalStyle_43" calcext:value="duplicate" calcext:base-cell-address="'gba-zero'.A20"/>
          </calcext:conditional-format>
          <calcext:conditional-format calcext:target-range-address="'gba-zero'.A20:'gba-zero'.A20">
            <calcext:condition calcext:apply-style-name="ConditionalStyle_42" calcext:value="duplicate" calcext:base-cell-address="'gba-zero'.A20"/>
            <calcext:condition calcext:apply-style-name="ConditionalStyle_41" calcext:value="duplicate" calcext:base-cell-address="'gba-zero'.A20"/>
          </calcext:conditional-format>
          <calcext:conditional-format calcext:target-range-address="'gba-zero'.A20:'gba-zero'.A20">
            <calcext:condition calcext:apply-style-name="ConditionalStyle_40" calcext:value="duplicate" calcext:base-cell-address="'gba-zero'.A20"/>
            <calcext:condition calcext:apply-style-name="ConditionalStyle_39" calcext:value="duplicate" calcext:base-cell-address="'gba-zero'.A20"/>
            <calcext:condition calcext:apply-style-name="ConditionalStyle_38" calcext:value="duplicate" calcext:base-cell-address="'gba-zero'.A20"/>
          </calcext:conditional-format>
          <calcext:conditional-format calcext:target-range-address="'gba-zero'.A20:'gba-zero'.A20">
            <calcext:condition calcext:apply-style-name="ConditionalStyle_37" calcext:value="duplicate" calcext:base-cell-address="'gba-zero'.A20"/>
          </calcext:conditional-format>
          <calcext:conditional-format calcext:target-range-address="'gba-zero'.A28:'gba-zero'.A28">
            <calcext:condition calcext:apply-style-name="ConditionalStyle_46" calcext:value="duplicate" calcext:base-cell-address="'gba-zero'.A28"/>
          </calcext:conditional-format>
          <calcext:conditional-format calcext:target-range-address="'gba-zero'.A28:'gba-zero'.A28">
            <calcext:condition calcext:apply-style-name="ConditionalStyle_45" calcext:value="duplicate" calcext:base-cell-address="'gba-zero'.A28"/>
          </calcext:conditional-format>
          <calcext:conditional-format calcext:target-range-address="'gba-zero'.A28:'gba-zero'.A28">
            <calcext:condition calcext:apply-style-name="ConditionalStyle_44" calcext:value="duplicate" calcext:base-cell-address="'gba-zero'.A28"/>
            <calcext:condition calcext:apply-style-name="ConditionalStyle_43" calcext:value="duplicate" calcext:base-cell-address="'gba-zero'.A28"/>
          </calcext:conditional-format>
          <calcext:conditional-format calcext:target-range-address="'gba-zero'.A28:'gba-zero'.A28">
            <calcext:condition calcext:apply-style-name="ConditionalStyle_42" calcext:value="duplicate" calcext:base-cell-address="'gba-zero'.A28"/>
            <calcext:condition calcext:apply-style-name="ConditionalStyle_41" calcext:value="duplicate" calcext:base-cell-address="'gba-zero'.A28"/>
          </calcext:conditional-format>
          <calcext:conditional-format calcext:target-range-address="'gba-zero'.A28:'gba-zero'.A28">
            <calcext:condition calcext:apply-style-name="ConditionalStyle_40" calcext:value="duplicate" calcext:base-cell-address="'gba-zero'.A28"/>
            <calcext:condition calcext:apply-style-name="ConditionalStyle_39" calcext:value="duplicate" calcext:base-cell-address="'gba-zero'.A28"/>
            <calcext:condition calcext:apply-style-name="ConditionalStyle_38" calcext:value="duplicate" calcext:base-cell-address="'gba-zero'.A28"/>
          </calcext:conditional-format>
          <calcext:conditional-format calcext:target-range-address="'gba-zero'.A28:'gba-zero'.A28">
            <calcext:condition calcext:apply-style-name="ConditionalStyle_37" calcext:value="duplicate" calcext:base-cell-address="'gba-zero'.A28"/>
          </calcext:conditional-format>
          <calcext:conditional-format calcext:target-range-address="'gba-zero'.A25:'gba-zero'.A25">
            <calcext:condition calcext:apply-style-name="ConditionalStyle_46" calcext:value="duplicate" calcext:base-cell-address="'gba-zero'.A25"/>
          </calcext:conditional-format>
          <calcext:conditional-format calcext:target-range-address="'gba-zero'.A25:'gba-zero'.A25">
            <calcext:condition calcext:apply-style-name="ConditionalStyle_45" calcext:value="duplicate" calcext:base-cell-address="'gba-zero'.A25"/>
          </calcext:conditional-format>
          <calcext:conditional-format calcext:target-range-address="'gba-zero'.A25:'gba-zero'.A25">
            <calcext:condition calcext:apply-style-name="ConditionalStyle_44" calcext:value="duplicate" calcext:base-cell-address="'gba-zero'.A25"/>
            <calcext:condition calcext:apply-style-name="ConditionalStyle_43" calcext:value="duplicate" calcext:base-cell-address="'gba-zero'.A25"/>
          </calcext:conditional-format>
          <calcext:conditional-format calcext:target-range-address="'gba-zero'.A25:'gba-zero'.A25">
            <calcext:condition calcext:apply-style-name="ConditionalStyle_42" calcext:value="duplicate" calcext:base-cell-address="'gba-zero'.A25"/>
            <calcext:condition calcext:apply-style-name="ConditionalStyle_41" calcext:value="duplicate" calcext:base-cell-address="'gba-zero'.A25"/>
          </calcext:conditional-format>
          <calcext:conditional-format calcext:target-range-address="'gba-zero'.A25:'gba-zero'.A25">
            <calcext:condition calcext:apply-style-name="ConditionalStyle_40" calcext:value="duplicate" calcext:base-cell-address="'gba-zero'.A25"/>
            <calcext:condition calcext:apply-style-name="ConditionalStyle_39" calcext:value="duplicate" calcext:base-cell-address="'gba-zero'.A25"/>
            <calcext:condition calcext:apply-style-name="ConditionalStyle_38" calcext:value="duplicate" calcext:base-cell-address="'gba-zero'.A25"/>
          </calcext:conditional-format>
          <calcext:conditional-format calcext:target-range-address="'gba-zero'.A25:'gba-zero'.A25">
            <calcext:condition calcext:apply-style-name="ConditionalStyle_37" calcext:value="duplicate" calcext:base-cell-address="'gba-zero'.A25"/>
          </calcext:conditional-format>
          <calcext:conditional-format calcext:target-range-address="'gba-zero'.A22:'gba-zero'.A22">
            <calcext:condition calcext:apply-style-name="ConditionalStyle_46" calcext:value="duplicate" calcext:base-cell-address="'gba-zero'.A22"/>
          </calcext:conditional-format>
          <calcext:conditional-format calcext:target-range-address="'gba-zero'.A22:'gba-zero'.A22">
            <calcext:condition calcext:apply-style-name="ConditionalStyle_45" calcext:value="duplicate" calcext:base-cell-address="'gba-zero'.A22"/>
          </calcext:conditional-format>
          <calcext:conditional-format calcext:target-range-address="'gba-zero'.A22:'gba-zero'.A22">
            <calcext:condition calcext:apply-style-name="ConditionalStyle_44" calcext:value="duplicate" calcext:base-cell-address="'gba-zero'.A22"/>
            <calcext:condition calcext:apply-style-name="ConditionalStyle_43" calcext:value="duplicate" calcext:base-cell-address="'gba-zero'.A22"/>
          </calcext:conditional-format>
          <calcext:conditional-format calcext:target-range-address="'gba-zero'.A22:'gba-zero'.A22">
            <calcext:condition calcext:apply-style-name="ConditionalStyle_42" calcext:value="duplicate" calcext:base-cell-address="'gba-zero'.A22"/>
            <calcext:condition calcext:apply-style-name="ConditionalStyle_41" calcext:value="duplicate" calcext:base-cell-address="'gba-zero'.A22"/>
          </calcext:conditional-format>
          <calcext:conditional-format calcext:target-range-address="'gba-zero'.A22:'gba-zero'.A22">
            <calcext:condition calcext:apply-style-name="ConditionalStyle_40" calcext:value="duplicate" calcext:base-cell-address="'gba-zero'.A22"/>
            <calcext:condition calcext:apply-style-name="ConditionalStyle_39" calcext:value="duplicate" calcext:base-cell-address="'gba-zero'.A22"/>
            <calcext:condition calcext:apply-style-name="ConditionalStyle_38" calcext:value="duplicate" calcext:base-cell-address="'gba-zero'.A22"/>
          </calcext:conditional-format>
          <calcext:conditional-format calcext:target-range-address="'gba-zero'.A22:'gba-zero'.A22">
            <calcext:condition calcext:apply-style-name="ConditionalStyle_37" calcext:value="duplicate" calcext:base-cell-address="'gba-zero'.A22"/>
          </calcext:conditional-format>
          <calcext:conditional-format calcext:target-range-address="'gba-zero'.A21:'gba-zero'.A21">
            <calcext:condition calcext:apply-style-name="ConditionalStyle_46" calcext:value="duplicate" calcext:base-cell-address="'gba-zero'.A21"/>
          </calcext:conditional-format>
          <calcext:conditional-format calcext:target-range-address="'gba-zero'.A21:'gba-zero'.A21">
            <calcext:condition calcext:apply-style-name="ConditionalStyle_45" calcext:value="duplicate" calcext:base-cell-address="'gba-zero'.A21"/>
          </calcext:conditional-format>
          <calcext:conditional-format calcext:target-range-address="'gba-zero'.A21:'gba-zero'.A21">
            <calcext:condition calcext:apply-style-name="ConditionalStyle_44" calcext:value="duplicate" calcext:base-cell-address="'gba-zero'.A21"/>
            <calcext:condition calcext:apply-style-name="ConditionalStyle_43" calcext:value="duplicate" calcext:base-cell-address="'gba-zero'.A21"/>
          </calcext:conditional-format>
          <calcext:conditional-format calcext:target-range-address="'gba-zero'.A21:'gba-zero'.A21">
            <calcext:condition calcext:apply-style-name="ConditionalStyle_42" calcext:value="duplicate" calcext:base-cell-address="'gba-zero'.A21"/>
            <calcext:condition calcext:apply-style-name="ConditionalStyle_41" calcext:value="duplicate" calcext:base-cell-address="'gba-zero'.A21"/>
          </calcext:conditional-format>
          <calcext:conditional-format calcext:target-range-address="'gba-zero'.A21:'gba-zero'.A21">
            <calcext:condition calcext:apply-style-name="ConditionalStyle_40" calcext:value="duplicate" calcext:base-cell-address="'gba-zero'.A21"/>
            <calcext:condition calcext:apply-style-name="ConditionalStyle_39" calcext:value="duplicate" calcext:base-cell-address="'gba-zero'.A21"/>
            <calcext:condition calcext:apply-style-name="ConditionalStyle_38" calcext:value="duplicate" calcext:base-cell-address="'gba-zero'.A21"/>
          </calcext:conditional-format>
          <calcext:conditional-format calcext:target-range-address="'gba-zero'.A21:'gba-zero'.A21">
            <calcext:condition calcext:apply-style-name="ConditionalStyle_37" calcext:value="duplicate" calcext:base-cell-address="'gba-zero'.A21"/>
          </calcext:conditional-format>
          <calcext:conditional-format calcext:target-range-address="'gba-zero'.A26:'gba-zero'.A26">
            <calcext:condition calcext:apply-style-name="ConditionalStyle_46" calcext:value="duplicate" calcext:base-cell-address="'gba-zero'.A26"/>
          </calcext:conditional-format>
          <calcext:conditional-format calcext:target-range-address="'gba-zero'.A26:'gba-zero'.A26">
            <calcext:condition calcext:apply-style-name="ConditionalStyle_45" calcext:value="duplicate" calcext:base-cell-address="'gba-zero'.A26"/>
          </calcext:conditional-format>
          <calcext:conditional-format calcext:target-range-address="'gba-zero'.A26:'gba-zero'.A26">
            <calcext:condition calcext:apply-style-name="ConditionalStyle_44" calcext:value="duplicate" calcext:base-cell-address="'gba-zero'.A26"/>
            <calcext:condition calcext:apply-style-name="ConditionalStyle_43" calcext:value="duplicate" calcext:base-cell-address="'gba-zero'.A26"/>
          </calcext:conditional-format>
          <calcext:conditional-format calcext:target-range-address="'gba-zero'.A26:'gba-zero'.A26">
            <calcext:condition calcext:apply-style-name="ConditionalStyle_42" calcext:value="duplicate" calcext:base-cell-address="'gba-zero'.A26"/>
            <calcext:condition calcext:apply-style-name="ConditionalStyle_41" calcext:value="duplicate" calcext:base-cell-address="'gba-zero'.A26"/>
          </calcext:conditional-format>
          <calcext:conditional-format calcext:target-range-address="'gba-zero'.A26:'gba-zero'.A26">
            <calcext:condition calcext:apply-style-name="ConditionalStyle_40" calcext:value="duplicate" calcext:base-cell-address="'gba-zero'.A26"/>
            <calcext:condition calcext:apply-style-name="ConditionalStyle_39" calcext:value="duplicate" calcext:base-cell-address="'gba-zero'.A26"/>
            <calcext:condition calcext:apply-style-name="ConditionalStyle_38" calcext:value="duplicate" calcext:base-cell-address="'gba-zero'.A26"/>
          </calcext:conditional-format>
          <calcext:conditional-format calcext:target-range-address="'gba-zero'.A26:'gba-zero'.A26">
            <calcext:condition calcext:apply-style-name="ConditionalStyle_37" calcext:value="duplicate" calcext:base-cell-address="'gba-zero'.A26"/>
          </calcext:conditional-format>
        </calcext:conditional-formats>
      </table:table>
      <table:named-expressions/>
      <table:database-ranges>
        <table:database-range table:name="__Anonymous_Sheet_DB__0" table:target-range-address="'gba-zero'.B1:'gba-zero'.G3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 number:language="zh" number:country="CN">¥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zh" number:country="CN">¥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zh" number:country="CN">¥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number number:decimal-places="2" loext:min-decimal-places="2" number:min-integer-digits="1"/>
      <number:text> </number:text>
    </number:number-style>
    <number:number-style style:name="N13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31P0"/>
    </number:number-style>
    <number:number-style style:name="N133P0" style:volatile="true">
      <number:number number:decimal-places="0" loext:min-decimal-places="0" number:min-integer-digits="1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33P0"/>
    </number:number-style>
    <number:number-style style:name="N135P0" style:volatile="true">
      <number:number number:decimal-places="3" loext:min-decimal-places="3" number:min-integer-digits="1"/>
      <number:text> </number:text>
    </number:number-style>
    <number:number-style style:name="N135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3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20_2" style:display-name="常规 2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4:44:18.7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1T14:44:22.775000000</dc:date>
    <meta:editing-duration>PT22M25S</meta:editing-duration>
    <meta:editing-cycles>6</meta:editing-cycles>
    <meta:generator>LibreOffice/5.2.0.4$Windows_x86 LibreOffice_project/066b007f5ebcc236395c7d282ba488bca6720265</meta:generator>
    <meta:document-statistic meta:table-count="1" meta:cell-count="317" meta:object-count="0"/>
  </office:meta>
</office:document-meta>
</file>